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4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fo:break-before="page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3.3625in" fo:break-before="page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fo:break-before="page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3.3625in" fo:break-before="page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3.2847in" table:align="margins"/>
    </style:style>
    <style:style style:name="Table8.A" style:family="table-column">
      <style:table-column-properties style:column-width="3.2847in" style:rel-column-width="65535*"/>
    </style:style>
    <style:style style:name="Table8.A1" style:family="table-cell">
      <style:table-cell-properties fo:padding="0.0382in" fo:border="0.05pt solid #000000"/>
    </style:style>
    <style:style style:name="Table8" style:family="table">
      <style:table-properties style:width="3.2847in" table:align="margins"/>
    </style:style>
    <style:style style:name="Table8.A" style:family="table-column">
      <style:table-column-properties style:column-width="3.2847in" style:rel-column-width="65535*"/>
    </style:style>
    <style:style style:name="Table8.A1" style:family="table-cell">
      <style:table-cell-properties fo:padding="0.0382in" fo:border="0.05pt solid #000000"/>
    </style:style>
    <style:style style:name="Table7" style:family="table">
      <style:table-properties style:width="3.3625in" fo:break-before="page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Front_20_Page">
      <style:paragraph-properties fo:text-align="start" style:justify-single-word="false"/>
      <style:text-properties style:font-name="Liberation Serif" fo:font-size="10.5pt" fo:font-style="italic" officeooo:rsid="007ab4b2" officeooo:paragraph-rsid="0ba3b7cd" style:font-size-asian="10.5pt" style:font-style-asian="italic" style:font-size-complex="10.5pt" style:font-style-complex="italic"/>
    </style:style>
    <style:style style:name="P2" style:family="paragraph" style:parent-style-name="Front_20_Page">
      <style:text-properties style:font-name="Liberation Serif" fo:font-size="10.5pt" fo:font-style="italic" officeooo:rsid="0258289a" officeooo:paragraph-rsid="0ba3b7cd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0.5pt" fo:font-style="italic" fo:font-weight="bold" officeooo:rsid="0d3d2b61" officeooo:paragraph-rsid="0d3d2b61" style:font-size-asian="10.5pt" style:font-style-asian="italic" style:font-weight-asian="bold" style:font-size-complex="10.5pt" style:font-style-complex="italic" style:font-weight-complex="bold"/>
    </style:style>
    <style:style style:name="P4" style:family="paragraph" style:parent-style-name="Table_20_Contents">
      <style:text-properties style:font-name="Liberation Serif" fo:font-size="10.5pt" fo:font-style="italic" fo:font-weight="bold" officeooo:rsid="0d3d2b61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Table_20_Contents">
      <style:text-properties style:font-name="Liberation Serif" fo:font-size="10.5pt" fo:font-style="italic" fo:font-weight="bold" officeooo:rsid="0d3e9094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Table_20_Contents">
      <style:text-properties style:font-name="Liberation Serif" fo:font-size="10.5pt" style:font-size-asian="10.5pt" style:font-size-complex="10.5pt"/>
    </style:style>
    <style:style style:name="P7" style:family="paragraph" style:parent-style-name="Table_20_Contents">
      <style:text-properties style:font-name="Liberation Serif" fo:font-size="10.5pt" officeooo:paragraph-rsid="0d3d0571" style:font-size-asian="10.5pt" style:font-size-complex="10.5pt"/>
    </style:style>
    <style:style style:name="P8" style:family="paragraph" style:parent-style-name="Table_20_Contents">
      <style:text-properties style:font-name="Liberation Serif" fo:font-size="10.5pt" officeooo:rsid="0d3ffd47" officeooo:paragraph-rsid="0d3ffd47" style:font-size-asian="10.5pt" style:font-size-complex="10.5pt"/>
    </style:style>
    <style:style style:name="P9" style:family="paragraph" style:parent-style-name="Table_20_Contents">
      <style:text-properties style:font-name="Liberation Serif" fo:font-size="10.5pt" officeooo:rsid="0d407afb" officeooo:paragraph-rsid="0d407afb" style:font-size-asian="10.5pt" style:font-size-complex="10.5pt"/>
    </style:style>
    <style:style style:name="P10" style:family="paragraph" style:parent-style-name="Table_20_Contents">
      <style:text-properties style:font-name="Liberation Serif" fo:font-size="10.5pt" officeooo:rsid="0d41d31a" officeooo:paragraph-rsid="0d41d31a" style:font-size-asian="10.5pt" style:font-size-complex="10.5pt"/>
    </style:style>
    <style:style style:name="P11" style:family="paragraph" style:parent-style-name="Table_20_Contents">
      <style:text-properties style:font-name="Liberation Serif" fo:font-size="10.5pt" officeooo:rsid="0d427bde" officeooo:paragraph-rsid="0d427bde" style:font-size-asian="10.5pt" style:font-size-complex="10.5pt"/>
    </style:style>
    <style:style style:name="P12" style:family="paragraph" style:parent-style-name="Table_20_Contents">
      <style:text-properties style:font-name="Liberation Serif" fo:font-size="10.5pt" officeooo:rsid="0d446ab0" officeooo:paragraph-rsid="0d446ab0" style:font-size-asian="10.5pt" style:font-size-complex="10.5pt"/>
    </style:style>
    <style:style style:name="P13" style:family="paragraph" style:parent-style-name="Table_20_Contents">
      <style:text-properties style:font-name="Liberation Serif" fo:font-size="10.5pt" officeooo:rsid="0d463285" officeooo:paragraph-rsid="0d463285" style:font-size-asian="10.5pt" style:font-size-complex="10.5pt"/>
    </style:style>
    <style:style style:name="P14" style:family="paragraph" style:parent-style-name="Table_20_Contents">
      <style:text-properties style:font-name="Liberation Serif" fo:font-size="10.5pt" officeooo:rsid="0d481d59" officeooo:paragraph-rsid="0d481d59" style:font-size-asian="10.5pt" style:font-size-complex="10.5pt"/>
    </style:style>
    <style:style style:name="P15" style:family="paragraph" style:parent-style-name="Table_20_Contents">
      <style:text-properties style:font-name="Liberation Serif" fo:font-size="10.5pt" officeooo:rsid="0d6c2416" officeooo:paragraph-rsid="0d6c2416" style:font-size-asian="10.5pt" style:font-size-complex="10.5pt"/>
    </style:style>
    <style:style style:name="P16" style:family="paragraph" style:parent-style-name="Table_20_Read-Out">
      <style:text-properties style:font-name="Liberation Serif" fo:font-size="10.5pt" fo:font-style="normal" officeooo:paragraph-rsid="0d50e153" style:font-size-asian="10.5pt" style:font-style-asian="normal" style:font-size-complex="10.5pt" style:font-style-complex="normal"/>
    </style:style>
    <style:style style:name="P17" style:family="paragraph" style:parent-style-name="Table_20_Read-Out">
      <style:text-properties style:font-name="Liberation Serif" fo:font-size="10.5pt" fo:font-style="normal" officeooo:paragraph-rsid="0d66b896" style:font-size-asian="10.5pt" style:font-style-asian="normal" style:font-size-complex="10.5pt" style:font-style-complex="normal"/>
    </style:style>
    <style:style style:name="P18" style:family="paragraph" style:parent-style-name="Table_20_Contents">
      <style:text-properties style:use-window-font-color="true" loext:opacity="0%" style:font-name="Liberation Serif" fo:font-size="10.5pt" fo:font-style="italic" fo:font-weight="bold" officeooo:rsid="0d40dc63" officeooo:paragraph-rsid="0d40dc63" style:font-size-asian="10.5pt" style:font-style-asian="italic" style:font-weight-asian="bold" style:font-size-complex="10.5pt" style:font-style-complex="italic" style:font-weight-complex="bold"/>
    </style:style>
    <style:style style:name="P19" style:family="paragraph" style:parent-style-name="Table_20_Contents">
      <style:text-properties style:use-window-font-color="true" loext:opacity="0%" style:font-name="Liberation Serif" fo:font-size="10.5pt" officeooo:rsid="0d48e659" officeooo:paragraph-rsid="0d48e659" style:font-size-asian="10.5pt" style:font-size-complex="10.5pt"/>
    </style:style>
    <style:style style:name="P20" style:family="paragraph" style:parent-style-name="Table_20_Read-Out">
      <style:text-properties style:use-window-font-color="true" loext:opacity="0%" style:font-name="Liberation Serif" fo:font-size="11pt" fo:font-style="italic" fo:font-weight="normal" officeooo:rsid="0d687cb0" officeooo:paragraph-rsid="0d687cb0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Read-Out">
      <style:text-properties officeooo:paragraph-rsid="0d3b2845"/>
    </style:style>
    <style:style style:name="P22" style:family="paragraph" style:parent-style-name="Text_20_body">
      <style:text-properties officeooo:paragraph-rsid="0d3b2845"/>
    </style:style>
    <style:style style:name="P23" style:family="paragraph" style:parent-style-name="Table_20_Read-Out">
      <style:text-properties fo:font-style="normal" officeooo:paragraph-rsid="0d3b2845" style:font-style-asian="normal" style:font-style-complex="normal"/>
    </style:style>
    <style:style style:name="P24" style:family="paragraph" style:parent-style-name="Table_20_Read-Out">
      <style:text-properties fo:font-style="normal" officeooo:paragraph-rsid="0d50e153" style:font-style-asian="normal" style:font-style-complex="normal"/>
    </style:style>
    <style:style style:name="P25" style:family="paragraph" style:parent-style-name="Table_20_Read-Out">
      <style:text-properties fo:font-style="normal" officeooo:paragraph-rsid="0d66b896" style:font-style-asian="normal" style:font-style-complex="normal"/>
    </style:style>
    <style:style style:name="P26" style:family="paragraph" style:parent-style-name="Table_20_Read-Out">
      <style:text-properties fo:font-style="normal" officeooo:paragraph-rsid="0d6e56af" style:font-style-asian="normal" style:font-style-complex="normal"/>
    </style:style>
    <style:style style:name="P27" style:family="paragraph" style:parent-style-name="Table_20_Read-Out">
      <style:text-properties fo:font-style="normal" style:font-style-asian="normal" style:font-style-complex="normal"/>
    </style:style>
    <style:style style:name="P28" style:family="paragraph" style:parent-style-name="Table_20_Read-Out">
      <style:text-properties officeooo:paragraph-rsid="0d50e153"/>
    </style:style>
    <style:style style:name="P29" style:family="paragraph" style:parent-style-name="Text_20_body">
      <style:text-properties officeooo:paragraph-rsid="0d3d0571"/>
    </style:style>
    <style:style style:name="P30" style:family="paragraph" style:parent-style-name="Table_20_Read-Out">
      <style:text-properties officeooo:paragraph-rsid="0d6e56af"/>
    </style:style>
    <style:style style:name="P31" style:family="paragraph" style:parent-style-name="Table_20_Contents">
      <style:text-properties style:font-name="Liberation Serif" fo:font-size="10.5pt" officeooo:rsid="0d75df44" officeooo:paragraph-rsid="0d75df44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d76b797" officeooo:paragraph-rsid="0d76b797" style:font-size-asian="10.5pt" style:font-size-complex="10.5pt"/>
    </style:style>
    <style:style style:name="P33" style:family="paragraph" style:parent-style-name="Table_20_Contents">
      <style:text-properties style:font-name="Liberation Serif" fo:font-size="10.5pt" officeooo:rsid="0d773256" officeooo:paragraph-rsid="0d773256" style:font-size-asian="10.5pt" style:font-size-complex="10.5pt"/>
    </style:style>
    <style:style style:name="P34" style:family="paragraph" style:parent-style-name="Heading_20_1">
      <style:paragraph-properties fo:text-align="center" style:justify-single-word="false"/>
      <style:text-properties fo:font-size="26pt" style:text-underline-style="none" officeooo:rsid="0d2a7b34" officeooo:paragraph-rsid="0d2a7b34" style:font-size-asian="26pt" style:font-size-complex="26pt"/>
    </style:style>
    <style:style style:name="P35" style:family="paragraph" style:parent-style-name="Heading_20_2">
      <style:text-properties style:use-window-font-color="true" loext:opacity="0%" style:font-name="Caudex" fo:font-size="20pt" style:text-underline-style="none" fo:font-weight="bold" officeooo:rsid="0d3f3f8a" officeooo:paragraph-rsid="0d3f3f8a" style:font-name-asian="Microsoft YaHei" style:font-size-asian="20pt" style:font-weight-asian="bold" style:font-name-complex="Lucida Sans" style:font-size-complex="20pt" style:font-weight-complex="bold"/>
    </style:style>
    <style:style style:name="P36" style:family="paragraph" style:parent-style-name="Heading_20_2">
      <style:text-properties officeooo:rsid="0d3d0571" officeooo:paragraph-rsid="0d3d0571"/>
    </style:style>
    <style:style style:name="P37" style:family="paragraph" style:parent-style-name="Heading_20_4">
      <style:text-properties style:use-window-font-color="true" loext:opacity="0%" style:font-name="Helvetica" fo:font-size="12pt" fo:font-style="italic" fo:font-weight="bold" officeooo:rsid="0d529c9e" officeooo:paragraph-rsid="0d529c9e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8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d66b896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9" style:family="paragraph" style:parent-style-name="Heading_20_4">
      <style:text-properties style:use-window-font-color="true" loext:opacity="0%" style:font-name="Helvetica" fo:font-size="12pt" fo:font-style="italic" fo:font-weight="bold" officeooo:rsid="0d6dbc88" officeooo:paragraph-rsid="0d6dbc88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0" style:family="paragraph" style:parent-style-name="Heading_20_4">
      <style:text-properties style:use-window-font-color="true" loext:opacity="0%" style:font-name="Helvetica" fo:font-size="12pt" fo:font-style="italic" fo:font-weight="bold" officeooo:rsid="0d6dbc88" officeooo:paragraph-rsid="0d6e56af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1" style:family="paragraph" style:parent-style-name="Heading_20_4">
      <style:text-properties fo:font-size="12pt" officeooo:paragraph-rsid="0d50e153" style:font-size-asian="12pt" style:font-size-complex="12pt"/>
    </style:style>
    <style:style style:name="P42" style:family="paragraph" style:parent-style-name="Table_20_Read-Out">
      <style:text-properties style:use-window-font-color="true" loext:opacity="0%" style:font-name="Liberation Serif" fo:font-size="11pt" fo:font-style="normal" fo:font-weight="normal" officeooo:rsid="0d6f75c8" officeooo:paragraph-rsid="0d3b2845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Read-Out" style:list-style-name="L1">
      <style:text-properties officeooo:paragraph-rsid="0d6e56af"/>
    </style:style>
    <style:style style:name="P44" style:family="paragraph" style:parent-style-name="Table_20_Read-Out" style:list-style-name="L1">
      <style:text-properties style:font-name="Liberation Serif" fo:font-size="10.5pt" officeooo:paragraph-rsid="0d6e56af" style:font-size-asian="10.5pt" style:font-size-complex="10.5pt"/>
    </style:style>
    <style:style style:name="P45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use-window-font-color="true" loext:opacity="0%" style:font-name="Liberation Serif" fo:font-size="11pt" fo:font-style="italic" fo:font-weight="normal" officeooo:rsid="0d52d944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use-window-font-color="true" loext:opacity="0%" style:font-name="Liberation Serif" fo:font-size="11pt" fo:font-style="italic" fo:font-weight="normal" officeooo:rsid="0d54aebf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use-window-font-color="true" loext:opacity="0%" style:font-name="Liberation Serif" fo:font-size="11pt" fo:font-style="italic" fo:font-weight="normal" officeooo:rsid="0d6dbc88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use-window-font-color="true" loext:opacity="0%" style:font-name="Liberation Serif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use-window-font-color="true" loext:opacity="0%" style:font-name="Liberation Serif" fo:font-size="11pt" fo:font-style="normal" fo:font-weight="normal" officeooo:rsid="0d6f75c8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d331264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d54d8dd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d5aca45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d5c46c7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d5f8e50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d60ae08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d6318f3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d6448bb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d6dbc88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d73de6d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d759828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fo:font-size="11pt" fo:font-weight="normal" officeooo:rsid="0d54d8dd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fo:font-size="11pt" fo:font-weight="normal" officeooo:rsid="0d5aca45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fo:font-size="11pt" fo:font-weight="normal" officeooo:rsid="0d6318f3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fo:font-size="11pt" fo:font-weight="normal" officeooo:rsid="0d5c46c7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fo:font-size="11pt" fo:font-weight="normal" officeooo:rsid="0d5f8e50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fo:font-size="11pt" fo:font-weight="normal" officeooo:rsid="0d6448bb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fo:font-size="11pt" fo:font-weight="normal" officeooo:rsid="0d60ae08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style:use-window-font-color="true" loext:opacity="0%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style:use-window-font-color="true" loext:opacity="0%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use-window-font-color="true" loext:opacity="0%" officeooo:rsid="0d79a4e3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d301a89" style:font-weight-asian="normal" style:font-weight-complex="normal"/>
    </style:style>
    <style:style style:name="T40" style:family="text">
      <style:text-properties fo:font-weight="normal" officeooo:rsid="0d502606" style:font-weight-asian="normal" style:font-weight-complex="normal"/>
    </style:style>
    <style:style style:name="T41" style:family="text">
      <style:text-properties fo:font-weight="normal" officeooo:rsid="0d73de6d" style:font-weight-asian="normal" style:font-weight-complex="normal"/>
    </style:style>
    <style:style style:name="T42" style:family="text">
      <style:text-properties fo:font-weight="normal" officeooo:rsid="0d759828" style:font-weight-asian="normal" style:font-weight-complex="normal"/>
    </style:style>
    <style:style style:name="T43" style:family="text">
      <style:text-properties officeooo:rsid="0d45a7c4"/>
    </style:style>
    <style:style style:name="T44" style:family="text">
      <style:text-properties officeooo:rsid="0d4aac5b"/>
    </style:style>
    <style:style style:name="T45" style:family="text">
      <style:text-properties officeooo:rsid="0d4c09d0"/>
    </style:style>
    <style:style style:name="T46" style:family="text">
      <style:text-properties officeooo:rsid="0d4e02f6"/>
    </style:style>
    <style:style style:name="T47" style:family="text">
      <style:text-properties officeooo:rsid="0d6a1cbb"/>
    </style:style>
    <style:style style:name="T48" style:family="text">
      <style:text-properties officeooo:rsid="0d6a2519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d77c7a7"/>
    </style:style>
    <style:style style:name="T52" style:family="text">
      <style:text-properties officeooo:rsid="0d79a4e3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Player Rewards</text:h>
      <text:h text:style-name="P35" text:outline-level="2">Treasur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97405859888">
          <table:table-cell table:style-name="Table1.A1" office:value-type="string">
            <text:p text:style-name="P18">Treasure</text:p>
          </table:table-cell>
          <table:table-cell table:style-name="Table1.A1" office:value-type="string">
            <text:p text:style-name="P5">Part &amp; Scene</text:p>
          </table:table-cell>
          <table:table-cell table:style-name="Table1.C1" office:value-type="string">
            <text:p text:style-name="P4">Requirements</text:p>
          </table:table-cell>
        </table:table-row>
        <table:table-row table:style-name="TableLine1997405866960">
          <table:table-cell table:style-name="Table1.A2" office:value-type="string">
            <text:p text:style-name="P9">Jewel of Redemption</text:p>
          </table:table-cell>
          <table:table-cell table:style-name="Table1.A2" office:value-type="string">
            <text:p text:style-name="P8">P1S3</text:p>
          </table:table-cell>
          <table:table-cell table:style-name="Table1.C2" office:value-type="string">
            <text:p text:style-name="P33">Succeed the Easy Reason Test.</text:p>
          </table:table-cell>
        </table:table-row>
        <table:table-row table:style-name="TableLine1997405869136">
          <table:table-cell table:style-name="Table1.A2" office:value-type="string">
            <text:p text:style-name="P11">Healing Potion</text:p>
          </table:table-cell>
          <table:table-cell table:style-name="Table1.A2" office:value-type="string">
            <text:p text:style-name="P11">P1S4</text:p>
          </table:table-cell>
          <table:table-cell table:style-name="Table1.C2" office:value-type="string">
            <text:p text:style-name="P12"><text:span text:style-name="T35">Return</text:span> <text:span text:style-name="T43">personal</text:span> items recovered from the town.</text:p>
          </table:table-cell>
        </table:table-row>
        <table:table-row table:style-name="TableLine1997405871584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997405873760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997405875664">
          <table:table-cell table:style-name="Table1.A2" office:value-type="string">
            <text:p text:style-name="P19"><text:span text:style-name="T44">Skull</text:span><text:span text:style-name="T45">bloom</text:span>, Axe of Golden Ivy</text:p>
          </table:table-cell>
          <table:table-cell table:style-name="Table1.A2" office:value-type="string">
            <text:p text:style-name="P14">P2S<text:span text:style-name="T46">8</text:span></text:p>
          </table:table-cell>
          <table:table-cell table:style-name="Table1.C2" office:value-type="string">
            <text:p text:style-name="P6"/>
          </table:table-cell>
        </table:table-row>
      </table:table>
      <text:p text:style-name="Standard"/>
      <text:h text:style-name="P36" text:outline-level="2">Tit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997405857984">
          <table:table-cell table:style-name="Table2.A1" office:value-type="string">
            <text:p text:style-name="P3">Title</text:p>
          </table:table-cell>
          <table:table-cell table:style-name="Table2.A1" office:value-type="string">
            <text:p text:style-name="P5">Part &amp; Scene</text:p>
          </table:table-cell>
          <table:table-cell table:style-name="Table2.C1" office:value-type="string">
            <text:p text:style-name="P4">Requirements</text:p>
          </table:table-cell>
        </table:table-row>
        <table:table-row table:style-name="TableLine1997405878112">
          <table:table-cell table:style-name="Table2.A2" office:value-type="string">
            <text:p text:style-name="P15">Hawklords’ Quarry</text:p>
          </table:table-cell>
          <table:table-cell table:style-name="Table2.A2" office:value-type="string">
            <text:p text:style-name="P10">P1S3</text:p>
          </table:table-cell>
          <table:table-cell table:style-name="Table2.C2" office:value-type="string">
            <text:p text:style-name="P32">End the immediate threat of the Hawklords.</text:p>
          </table:table-cell>
        </table:table-row>
        <table:table-row table:style-name="TableLine1997405876208">
          <table:table-cell table:style-name="Table2.A2" office:value-type="string">
            <text:p text:style-name="P31">Marshall</text:p>
          </table:table-cell>
          <table:table-cell table:style-name="Table2.A2" office:value-type="string">
            <text:p text:style-name="P31">P1S4</text:p>
          </table:table-cell>
          <table:table-cell table:style-name="Table2.C2" office:value-type="string">
            <text:p text:style-name="P32">Side with Alan, forgo the Respite and head out immediately.</text:p>
          </table:table-cell>
        </table:table-row>
        <table:table-row table:style-name="TableLine1997405878384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1997405875120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P29"/>
      <text:p text:style-name="P29"/>
      <text:section text:style-name="Sect1" text:name="Section1">
        <table:table table:name="Table3" table:style-name="Table3">
          <table:table-column table:style-name="Table3.A"/>
          <table:table-row table:style-name="TableLine1997405878928">
            <table:table-cell table:style-name="Table3.A1" office:value-type="string">
              <text:h text:style-name="P37" text:outline-level="4">Jewel of Redemption</text:h>
              <text:p text:style-name="P21"><text:span text:style-name="T7">Dull, but still golden, a </text:span><text:span text:style-name="T8">berry-</text:span><text:span text:style-name="T7">shaped jewel knocked loose from the crown on an old statue.</text:span> </text:p>
              <text:p text:style-name="P23"><text:span text:style-name="T37">Keywords:</text:span> <text:span text:style-name="T39">Magic</text:span></text:p>
              <text:p text:style-name="P23"><text:span text:style-name="T37">Effect:</text:span> <text:span text:style-name="T38">Wh</text:span><text:span text:style-name="T15">ile you carry this jewel, when </text:span><text:span text:style-name="T16">an ally within </text:span><text:span text:style-name="T20">3</text:span><text:span text:style-name="T16"> squares </text:span><text:span text:style-name="T17">spends a Recovery, you</text:span><text:span text:style-name="T18">r Strikes deal extra rolled damage </text:span><text:span text:style-name="T21">equal to your level</text:span><text:span text:style-name="T18"> until the end of the round. </text:span><text:span text:style-name="T19">This effect can stack with multiple spent Recoveries.</text:span></text:p>
            </table:table-cell>
          </table:table-row>
        </table:table>
        <text:p text:style-name="P22"/>
        <text:p text:style-name="P22"><text:line-break/></text:p>
        <table:table table:name="Table5" table:style-name="Table5">
          <table:table-column table:style-name="Table5.A"/>
          <table:table-row table:style-name="TableLine1997405875392">
            <table:table-cell table:style-name="Table5.A1" office:value-type="string">
              <text:h text:style-name="P41" text:outline-level="4">Healing Potion</text:h>
              <text:p text:style-name="P28"><text:span text:style-name="T36">Thick and red, this liquid tastes of sour beer.</text:span> </text:p>
              <text:p text:style-name="P24"><text:span text:style-name="T37">Keywords:</text:span> <text:span text:style-name="T39">Magic, Potion</text:span></text:p>
              <text:p text:style-name="P24"><text:span text:style-name="T37">Item Prerequisites:</text:span> <text:span text:style-name="T39">One ounc</text:span><text:span text:style-name="T40">e</text:span><text:span text:style-name="T39"> of costmary leaves</text:span></text:p>
              <text:p text:style-name="P24"><text:span text:style-name="T37">Project Source:</text:span> <text:span text:style-name="T39">Texts or lore in Caelian</text:span></text:p>
              <text:p text:style-name="P24"><text:span text:style-name="T37">Project Roll Characteristic:</text:span> <text:span text:style-name="T39">REA or INU</text:span></text:p>
              <text:p text:style-name="P24"><text:span text:style-name="T37">Project Goal:</text:span><text:span text:style-name="T38"> </text:span><text:span text:style-name="T39">45</text:span></text:p>
              <text:p text:style-name="P16"><text:span text:style-name="T37">Effect:</text:span> <text:span text:style-name="T38">When you drink this entire potion as a maneuver, you regain Stamina equal to your recovery value without spending a Recovery. </text:span></text:p>
            </table:table-cell>
          </table:table-row>
        </table:table>
        <text:p text:style-name="P22"/>
        <table:table table:name="Table6" table:style-name="Table6">
          <table:table-column table:style-name="Table6.A"/>
          <table:table-row table:style-name="TableLine1997405869680">
            <table:table-cell table:style-name="Table6.A1" office:value-type="string">
              <text:h text:style-name="P38" text:outline-level="4">Skullbloom, Axe of Golden Ivy</text:h>
              <text:p text:style-name="P20">Beautiful red roses hide in the heads of your foes. <text:span text:style-name="T47">Your strikes</text:span> coax them out.</text:p>
              <text:p text:style-name="P25"><text:span text:style-name="T37">Keywords:</text:span> <text:span text:style-name="T48">Heavy Weapon, </text:span><text:span text:style-name="T39">Magic</text:span></text:p>
              <text:p text:style-name="P17"><text:span text:style-name="T37">Effect:</text:span> <text:span text:style-name="T38">Wh</text:span><text:span text:style-name="T25">ile you carry this jewel, when </text:span><text:span text:style-name="T26">an ally within </text:span><text:span text:style-name="T27">3</text:span><text:span text:style-name="T26"> squares </text:span><text:span text:style-name="T28">spends a Recovery, you</text:span><text:span text:style-name="T29">r Strikes deal extra rolled damage </text:span><text:span text:style-name="T30">equal to your level</text:span><text:span text:style-name="T29"> until the end of the round. </text:span><text:span text:style-name="T31">This effect can stack with multiple spent Recoveries.</text:span></text:p>
            </table:table-cell>
          </table:table-row>
        </table:table>
        <text:p text:style-name="P22"/>
        <table:table table:name="Table4" table:style-name="Table4">
          <table:table-column table:style-name="Table4.A"/>
          <table:table-row table:style-name="TableLine1997405869952">
            <table:table-cell table:style-name="Table4.A1" office:value-type="string">
              <text:h text:style-name="P39" text:outline-level="4">Hawklords’ Quarry</text:h>
              <text:p text:style-name="P21"><text:span text:style-name="T9">Your faces are well known to Ajax’s Hawklords. You carry the Jewel of Redemption, and they want it.</text:span> </text:p>
              <text:p text:style-name="P23"><text:span text:style-name="T37">Prerequisites:</text:span> <text:span text:style-name="T22">Prevent the Hawklords from taking the boy in Part 1, Scene 3.</text:span></text:p>
              <text:p text:style-name="P21"><text:span text:style-name="T49">Effects:</text:span><text:span text:style-name="T50"> </text:span><text:span text:style-name="T13">You gain the Hunted complication:</text:span></text:p>
              <table:table table:name="Table8" table:style-name="Table8">
                <table:table-column table:style-name="Table8.A"/>
                <table:table-row table:style-name="TableLine1997405877296">
                  <table:table-cell table:style-name="Table8.A1" office:value-type="string">
                    <text:p text:style-name="P27"><text:span text:style-name="T37">Benefit:</text:span> <text:span text:style-name="T38">You gain a skill from the intrigue skill group. Additionally, you can take the “</text:span><text:span text:style-name="T41">L</text:span><text:span text:style-name="T38">ay </text:span><text:span text:style-name="T41">L</text:span><text:span text:style-name="T38">ow” respite activity. When you use it, </text:span><text:span text:style-name="T23">anyone pursuing you loses</text:span><text:span text:style-name="T38"> track of your party’s location and must start their search again. </text:span></text:p>
                    <text:p text:style-name="P27"><text:span text:style-name="T37">Drawback:</text:span><text:span text:style-name="T38"> Each time you gain Renown, your pursuer</text:span><text:span text:style-name="T42">s</text:span><text:span text:style-name="T38"> learn your location. Unless you lay low or move to a new location, within a 1d10 days you’ll be visited by </text:span><text:span text:style-name="T24">a</text:span><text:span text:style-name="T38"> pursuer’s minions, or, if you linger, </text:span><text:span text:style-name="T24">a</text:span><text:span text:style-name="T38"> pursuer. </text:span></text:p>
                  </table:table-cell>
                </table:table-row>
              </table:table>
              <text:p text:style-name="P42"/>
            </table:table-cell>
          </table:table-row>
        </table:table>
        <text:p text:style-name="P22"/>
        <text:p text:style-name="P22"/>
        <table:table table:name="Table7" table:style-name="Table7">
          <table:table-column table:style-name="Table7.A"/>
          <table:table-row table:style-name="TableLine1997405875936">
            <table:table-cell table:style-name="Table7.A1" office:value-type="string">
              <text:h text:style-name="P40" text:outline-level="4">Hawklords’ Quarry</text:h>
              <text:p text:style-name="P30"><text:span text:style-name="T9">Your faces are well known to Ajax’s Hawklords. You carry the Jewel of Redemption, and they want it.</text:span> </text:p>
              <text:p text:style-name="P26"><text:span text:style-name="T37">Prerequisites:</text:span> <text:span text:style-name="T22">Prevent the Hawklords from taking the boy in Part 1, Scene 3.</text:span></text:p>
              <text:p text:style-name="P26"><text:span text:style-name="T37">Effects:</text:span> <text:span text:style-name="T14">Choose one of the following benefits:</text:span></text:p>
              <text:list xml:id="list118284593" text:style-name="L1">
                <text:list-item>
                  <text:p text:style-name="P43"><text:span text:style-name="T10">At Home in the Dungeon:</text:span><text:span text:style-name="T12"> While in blah blah</text:span></text:p>
                </text:list-item>
                <text:list-item>
                  <text:p text:style-name="P43"><text:span text:style-name="T11">Knight Scholar</text:span><text:span text:style-name="T10">:</text:span><text:span text:style-name="T12"> While in blah blah</text:span></text:p>
                </text:list-item>
                <text:list-item>
                  <text:p text:style-name="P44"><text:span text:style-name="T32">Mail Breaker</text:span><text:span text:style-name="T33">:</text:span><text:span text:style-name="T34"> While in blah blah</text:span></text:p>
                </text:list-item>
              </text:list>
            </table:table-cell>
          </table:table-row>
        </table:table>
        <text:p text:style-name="P22"/>
        <text:p text:style-name="P22"/>
      </text:section>
      <text:h text:style-name="P1" text:outline-level="1"/>
      <text:h text:style-name="P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6T00:42:34.683000000</dc:date>
    <meta:editing-duration>P5DT21H10M15S</meta:editing-duration>
    <meta:editing-cycles>3355</meta:editing-cycles>
    <meta:generator>LibreOffice/7.2.2.2$Windows_X86_64 LibreOffice_project/02b2acce88a210515b4a5bb2e46cbfb63fe97d56</meta:generator>
    <meta:document-statistic meta:table-count="8" meta:image-count="0" meta:object-count="0" meta:page-count="6" meta:paragraph-count="54" meta:word-count="434" meta:character-count="2543" meta:non-whitespace-character-count="2140"/>
  </office:meta>
</office:document-meta>
</file>